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db56" style:font-size-asian="11pt" style:font-style-asian="normal" style:font-size-complex="11pt" style:font-style-complex="normal"/>
    </style:style>
    <style:style style:name="P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6632d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7240c7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2430c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b812b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9da530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1f376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7a713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b05b4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ac4cfc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5c96e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a5a50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b177e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ceaf41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line-height="115%"/>
      <style:text-properties style:font-name="Liberation Serif" fo:font-size="11pt" fo:font-style="normal" officeooo:rsid="001aebbf" officeooo:paragraph-rsid="00d72ac6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line-height="115%"/>
      <style:text-properties style:font-name="Liberation Serif" fo:font-size="11pt" fo:font-style="normal" officeooo:rsid="001b5a58" officeooo:paragraph-rsid="00b8be3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line-height="115%"/>
      <style:text-properties style:font-name="Liberation Serif" fo:font-size="11pt" officeooo:rsid="001aebbf" officeooo:paragraph-rsid="001aebbf" style:font-size-asian="11pt" style:font-size-complex="11pt"/>
    </style:style>
    <style:style style:name="P18" style:family="paragraph" style:parent-style-name="Standard">
      <style:paragraph-properties fo:line-height="115%"/>
      <style:text-properties style:font-name="Liberation Serif" fo:font-size="11pt" officeooo:rsid="001aebbf" officeooo:paragraph-rsid="0076632d" style:font-size-asian="11pt" style:font-size-complex="11pt"/>
    </style:style>
    <style:style style:name="P19" style:family="paragraph" style:parent-style-name="Standard">
      <style:paragraph-properties fo:line-height="115%"/>
      <style:text-properties style:font-name="Liberation Serif" fo:font-size="11pt" officeooo:rsid="001aebbf" officeooo:paragraph-rsid="007240c7" style:font-size-asian="11pt" style:font-size-complex="11pt"/>
    </style:style>
    <style:style style:name="P20" style:family="paragraph" style:parent-style-name="Standard">
      <style:paragraph-properties fo:line-height="115%"/>
      <style:text-properties style:font-name="Liberation Serif" fo:font-size="11pt" officeooo:rsid="001aebbf" officeooo:paragraph-rsid="0080739b" style:font-size-asian="11pt" style:font-size-complex="11pt"/>
    </style:style>
    <style:style style:name="P21" style:family="paragraph" style:parent-style-name="Standard">
      <style:paragraph-properties fo:line-height="115%"/>
      <style:text-properties style:font-name="Liberation Serif" fo:font-size="11pt" officeooo:rsid="001aebbf" officeooo:paragraph-rsid="008578fc" style:font-size-asian="11pt" style:font-size-complex="11pt"/>
    </style:style>
    <style:style style:name="P22" style:family="paragraph" style:parent-style-name="Standard">
      <style:paragraph-properties fo:line-height="115%"/>
      <style:text-properties style:font-name="Liberation Serif" fo:font-size="11pt" officeooo:rsid="001aebbf" officeooo:paragraph-rsid="00920580" style:font-size-asian="11pt" style:font-size-complex="11pt"/>
    </style:style>
    <style:style style:name="P23" style:family="paragraph" style:parent-style-name="Standard">
      <style:paragraph-properties fo:line-height="115%"/>
      <style:text-properties style:font-name="Liberation Serif" fo:font-size="11pt" officeooo:rsid="001aebbf" officeooo:paragraph-rsid="00940d8a" style:font-size-asian="11pt" style:font-size-complex="11pt"/>
    </style:style>
    <style:style style:name="P24" style:family="paragraph" style:parent-style-name="Standard">
      <style:paragraph-properties fo:line-height="115%"/>
      <style:text-properties style:font-name="Liberation Serif" fo:font-size="11pt" officeooo:rsid="001aebbf" officeooo:paragraph-rsid="00ab7546" style:font-size-asian="11pt" style:font-size-complex="11pt"/>
    </style:style>
    <style:style style:name="P25" style:family="paragraph" style:parent-style-name="Standard">
      <style:paragraph-properties fo:line-height="115%"/>
      <style:text-properties style:font-name="Liberation Serif" fo:font-size="11pt" officeooo:rsid="001aebbf" officeooo:paragraph-rsid="00b44a06" style:font-size-asian="11pt" style:font-size-complex="11pt"/>
    </style:style>
    <style:style style:name="P26" style:family="paragraph" style:parent-style-name="Standard">
      <style:paragraph-properties fo:line-height="115%"/>
      <style:text-properties style:font-name="Liberation Serif" fo:font-size="11pt" officeooo:rsid="001b5a58" officeooo:paragraph-rsid="001ba0f9" style:font-size-asian="11pt" style:font-size-complex="11pt"/>
    </style:style>
    <style:style style:name="P27" style:family="paragraph" style:parent-style-name="Standard">
      <style:paragraph-properties fo:line-height="115%"/>
      <style:text-properties style:font-name="Liberation Serif" fo:font-size="11pt" officeooo:rsid="001b5a58" officeooo:paragraph-rsid="001b5a58" style:font-size-asian="11pt" style:font-size-complex="11pt"/>
    </style:style>
    <style:style style:name="P28" style:family="paragraph" style:parent-style-name="Standard">
      <style:paragraph-properties fo:line-height="115%"/>
      <style:text-properties style:font-name="Liberation Serif" fo:font-size="11pt" officeooo:rsid="001b5a58" officeooo:paragraph-rsid="006160f1" style:font-size-asian="11pt" style:font-size-complex="11pt"/>
    </style:style>
    <style:style style:name="P29" style:family="paragraph" style:parent-style-name="Standard">
      <style:paragraph-properties fo:line-height="115%"/>
      <style:text-properties style:font-name="Liberation Serif" fo:font-size="11pt" officeooo:rsid="001b5a58" officeooo:paragraph-rsid="005d119f" style:font-size-asian="11pt" style:font-size-complex="11pt"/>
    </style:style>
    <style:style style:name="P30" style:family="paragraph" style:parent-style-name="Standard">
      <style:paragraph-properties fo:line-height="115%"/>
      <style:text-properties style:font-name="Liberation Serif" fo:font-size="11pt" officeooo:rsid="001b5a58" officeooo:paragraph-rsid="00206ef4" style:font-size-asian="11pt" style:font-size-complex="11pt"/>
    </style:style>
    <style:style style:name="P31" style:family="paragraph" style:parent-style-name="Standard">
      <style:paragraph-properties fo:line-height="115%"/>
      <style:text-properties style:font-name="Liberation Serif" fo:font-size="11pt" officeooo:rsid="001b5a58" officeooo:paragraph-rsid="0023b462" style:font-size-asian="11pt" style:font-size-complex="11pt"/>
    </style:style>
    <style:style style:name="P32" style:family="paragraph" style:parent-style-name="Standard">
      <style:paragraph-properties fo:line-height="115%"/>
      <style:text-properties style:font-name="Liberation Serif" fo:font-size="11pt" officeooo:rsid="001b5a58" officeooo:paragraph-rsid="00253fe0" style:font-size-asian="11pt" style:font-size-complex="11pt"/>
    </style:style>
    <style:style style:name="P33" style:family="paragraph" style:parent-style-name="Standard">
      <style:paragraph-properties fo:line-height="115%"/>
      <style:text-properties style:font-name="Liberation Serif" fo:font-size="11pt" officeooo:rsid="001b5a58" officeooo:paragraph-rsid="005cc0d3" style:font-size-asian="11pt" style:font-size-complex="11pt"/>
    </style:style>
    <style:style style:name="P34" style:family="paragraph" style:parent-style-name="Standard">
      <style:paragraph-properties fo:line-height="115%"/>
      <style:text-properties style:font-name="Liberation Serif" fo:font-size="11pt" officeooo:rsid="001b5a58" officeooo:paragraph-rsid="002a7a06" style:font-size-asian="11pt" style:font-size-complex="11pt"/>
    </style:style>
    <style:style style:name="P35" style:family="paragraph" style:parent-style-name="Standard">
      <style:paragraph-properties fo:line-height="115%"/>
      <style:text-properties style:font-name="Liberation Serif" fo:font-size="11pt" officeooo:rsid="001b5a58" officeooo:paragraph-rsid="002dbdfb" style:font-size-asian="11pt" style:font-size-complex="11pt"/>
    </style:style>
    <style:style style:name="P36" style:family="paragraph" style:parent-style-name="Standard">
      <style:paragraph-properties fo:line-height="115%"/>
      <style:text-properties style:font-name="Liberation Serif" fo:font-size="11pt" officeooo:rsid="001b5a58" officeooo:paragraph-rsid="003066fd" style:font-size-asian="11pt" style:font-size-complex="11pt"/>
    </style:style>
    <style:style style:name="P37" style:family="paragraph" style:parent-style-name="Standard">
      <style:paragraph-properties fo:line-height="115%"/>
      <style:text-properties style:font-name="Liberation Serif" fo:font-size="11pt" officeooo:rsid="003749cb" officeooo:paragraph-rsid="003749cb" style:font-size-asian="11pt" style:font-size-complex="11pt"/>
    </style:style>
    <style:style style:name="P38" style:family="paragraph" style:parent-style-name="Standard">
      <style:paragraph-properties fo:line-height="115%"/>
      <style:text-properties style:font-name="Liberation Serif" fo:font-size="11pt" officeooo:rsid="003a2b5f" officeooo:paragraph-rsid="003a2b5f" style:font-size-asian="11pt" style:font-size-complex="11pt"/>
    </style:style>
    <style:style style:name="P39" style:family="paragraph" style:parent-style-name="Standard">
      <style:paragraph-properties fo:line-height="115%"/>
      <style:text-properties style:font-name="Liberation Serif" officeooo:rsid="001aebbf" officeooo:paragraph-rsid="0078fcf2"/>
    </style:style>
    <style:style style:name="P4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04831ec" style:font-weight-asian="normal" style:font-weight-complex="normal"/>
    </style:style>
    <style:style style:name="P41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weight="normal" officeooo:rsid="001aebbf" officeooo:paragraph-rsid="007240c7" style:font-weight-asian="normal" style:font-weight-complex="normal"/>
    </style:style>
    <style:style style:name="P4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03a2b5f"/>
    </style:style>
    <style:style style:name="P4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officeooo:rsid="001aebbf" officeooo:paragraph-rsid="007240c7"/>
    </style:style>
    <style:style style:name="P44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tyle="normal" fo:font-weight="normal" officeooo:rsid="001aebbf" officeooo:paragraph-rsid="007240c7" style:font-style-asian="normal" style:font-weight-asian="normal" style:font-style-complex="normal" style:font-weight-complex="normal"/>
    </style:style>
    <style:style style:name="T1" style:family="text">
      <style:text-properties officeooo:rsid="001b5a58"/>
    </style:style>
    <style:style style:name="T2" style:family="text">
      <style:text-properties officeooo:rsid="001ba0f9"/>
    </style:style>
    <style:style style:name="T3" style:family="text">
      <style:text-properties officeooo:rsid="001d75c4"/>
    </style:style>
    <style:style style:name="T4" style:family="text">
      <style:text-properties officeooo:rsid="001d9ed2"/>
    </style:style>
    <style:style style:name="T5" style:family="text">
      <style:text-properties officeooo:rsid="001ec079"/>
    </style:style>
    <style:style style:name="T6" style:family="text">
      <style:text-properties officeooo:rsid="00206ef4"/>
    </style:style>
    <style:style style:name="T7" style:family="text">
      <style:text-properties officeooo:rsid="0023b462"/>
    </style:style>
    <style:style style:name="T8" style:family="text">
      <style:text-properties officeooo:rsid="00251dbb"/>
    </style:style>
    <style:style style:name="T9" style:family="text">
      <style:text-properties officeooo:rsid="0026e093"/>
    </style:style>
    <style:style style:name="T10" style:family="text">
      <style:text-properties style:text-line-through-style="solid" style:text-line-through-type="single" fo:font-style="italic" officeooo:rsid="002dbdfb" style:font-style-asian="italic" style:font-style-complex="italic" loext:shadow="none"/>
    </style:style>
    <style:style style:name="T11" style:family="text">
      <style:text-properties officeooo:rsid="002a7a06"/>
    </style:style>
    <style:style style:name="T12" style:family="text">
      <style:text-properties officeooo:rsid="002c3d1d"/>
    </style:style>
    <style:style style:name="T13" style:family="text">
      <style:text-properties officeooo:rsid="002dbdfb"/>
    </style:style>
    <style:style style:name="T14" style:family="text">
      <style:text-properties officeooo:rsid="002e1cff"/>
    </style:style>
    <style:style style:name="T15" style:family="text">
      <style:text-properties officeooo:rsid="002f4d1b"/>
    </style:style>
    <style:style style:name="T16" style:family="text">
      <style:text-properties officeooo:rsid="003066fd"/>
    </style:style>
    <style:style style:name="T17" style:family="text">
      <style:text-properties officeooo:rsid="00317438"/>
    </style:style>
    <style:style style:name="T18" style:family="text">
      <style:text-properties officeooo:rsid="003516b5"/>
    </style:style>
    <style:style style:name="T19" style:family="text">
      <style:text-properties officeooo:rsid="0036dfab"/>
    </style:style>
    <style:style style:name="T20" style:family="text">
      <style:text-properties officeooo:rsid="003a2b5f"/>
    </style:style>
    <style:style style:name="T21" style:family="text">
      <style:text-properties fo:font-weight="bold" officeooo:rsid="003a2b5f" style:font-weight-asian="bold" style:font-weight-complex="bold"/>
    </style:style>
    <style:style style:name="T22" style:family="text">
      <style:text-properties fo:color="#9900ff" officeooo:rsid="003a2b5f"/>
    </style:style>
    <style:style style:name="T23" style:family="text">
      <style:text-properties fo:color="#9900ff" officeooo:rsid="00dc41d4"/>
    </style:style>
    <style:style style:name="T24" style:family="text">
      <style:text-properties fo:color="#00ccff" officeooo:rsid="003a2b5f"/>
    </style:style>
    <style:style style:name="T25" style:family="text">
      <style:text-properties fo:color="#00ccff" officeooo:rsid="003fa37b"/>
    </style:style>
    <style:style style:name="T26" style:family="text">
      <style:text-properties fo:color="#ff3333" officeooo:rsid="003a2b5f"/>
    </style:style>
    <style:style style:name="T27" style:family="text">
      <style:text-properties fo:color="#0000a8" officeooo:rsid="003a2b5f" style:font-size-asian="10.5pt" style:font-weight-complex="normal" loext:padding="0.049cm" loext:border="0.06pt dotted #000000" loext:shadow="none"/>
    </style:style>
    <style:style style:name="T28" style:family="text">
      <style:text-properties fo:color="#0000a8" officeooo:rsid="00dc41d4"/>
    </style:style>
    <style:style style:name="T29" style:family="text">
      <style:text-properties fo:color="#0000a8" officeooo:rsid="00dc41d4" loext:padding="0.049cm" loext:border="0.06pt dotted #000000" loext:shadow="none"/>
    </style:style>
    <style:style style:name="T30" style:family="text">
      <style:text-properties officeooo:rsid="003a2b5f" style:font-size-asian="10.5pt" style:font-weight-complex="normal" loext:padding="0.049cm" loext:border="0.06pt dotted #000000" loext:shadow="none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01b5a58" style:font-size-asian="8pt" style:font-size-complex="8pt"/>
    </style:style>
    <style:style style:name="T33" style:family="text">
      <style:text-properties fo:font-size="8pt" officeooo:rsid="00253fe0" style:font-size-asian="8pt" style:font-size-complex="8pt"/>
    </style:style>
    <style:style style:name="T34" style:family="text">
      <style:text-properties fo:font-size="8pt" officeooo:rsid="007240c7" style:font-size-asian="8pt" style:font-size-complex="8pt"/>
    </style:style>
    <style:style style:name="T35" style:family="text">
      <style:text-properties fo:font-size="8pt" officeooo:rsid="00736677" style:font-size-asian="8pt" style:font-size-complex="8pt"/>
    </style:style>
    <style:style style:name="T36" style:family="text">
      <style:text-properties fo:font-size="8pt" officeooo:rsid="0076db56" style:font-size-asian="8pt" style:font-size-complex="8pt"/>
    </style:style>
    <style:style style:name="T37" style:family="text">
      <style:text-properties fo:font-size="8pt" officeooo:rsid="00b8be3a" style:font-size-asian="8pt" style:font-size-complex="8pt"/>
    </style:style>
    <style:style style:name="T38" style:family="text">
      <style:text-properties fo:font-size="8pt" officeooo:rsid="00c5c96e" style:font-size-asian="8pt" style:font-size-complex="8pt"/>
    </style:style>
    <style:style style:name="T39" style:family="text">
      <style:text-properties fo:font-size="8pt" fo:font-style="normal" officeooo:rsid="001b5a58" style:font-size-asian="8pt" style:font-style-asian="normal" style:font-size-complex="8pt" style:font-style-complex="normal"/>
    </style:style>
    <style:style style:name="T40" style:family="text">
      <style:text-properties fo:font-size="8pt" fo:font-style="normal" officeooo:rsid="007240c7" style:font-size-asian="8pt" style:font-style-asian="normal" style:font-size-complex="8pt" style:font-style-complex="normal"/>
    </style:style>
    <style:style style:name="T41" style:family="text">
      <style:text-properties fo:font-size="8pt" fo:font-style="normal" officeooo:rsid="00736677" style:font-size-asian="8pt" style:font-style-asian="normal" style:font-size-complex="8pt" style:font-style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3a2b5f" style:font-style-asian="italic" style:font-style-complex="italic"/>
    </style:style>
    <style:style style:name="T44" style:family="text">
      <style:text-properties fo:font-style="italic" officeooo:rsid="001ba0f9" style:font-style-asian="italic" style:font-style-complex="italic"/>
    </style:style>
    <style:style style:name="T45" style:family="text">
      <style:text-properties fo:font-style="italic" officeooo:rsid="001b5a58" style:font-style-asian="italic" style:font-style-complex="italic"/>
    </style:style>
    <style:style style:name="T46" style:family="text">
      <style:text-properties fo:font-style="italic" officeooo:rsid="001d75c4" style:font-style-asian="italic" style:font-style-complex="italic"/>
    </style:style>
    <style:style style:name="T47" style:family="text">
      <style:text-properties fo:font-style="italic" officeooo:rsid="001d9ed2" style:font-style-asian="italic" style:font-style-complex="italic"/>
    </style:style>
    <style:style style:name="T48" style:family="text">
      <style:text-properties fo:font-style="italic" officeooo:rsid="00206ef4" style:font-style-asian="italic" style:font-style-complex="italic"/>
    </style:style>
    <style:style style:name="T49" style:family="text">
      <style:text-properties fo:font-style="italic" officeooo:rsid="0023b462" style:font-style-asian="italic" style:font-style-complex="italic"/>
    </style:style>
    <style:style style:name="T50" style:family="text">
      <style:text-properties fo:font-style="italic" officeooo:rsid="00251dbb" style:font-style-asian="italic" style:font-style-complex="italic"/>
    </style:style>
    <style:style style:name="T51" style:family="text">
      <style:text-properties fo:font-style="italic" officeooo:rsid="0026e093" style:font-style-asian="italic" style:font-style-complex="italic"/>
    </style:style>
    <style:style style:name="T52" style:family="text">
      <style:text-properties fo:font-style="italic" officeooo:rsid="002a7a06" style:font-style-asian="italic" style:font-style-complex="italic"/>
    </style:style>
    <style:style style:name="T53" style:family="text">
      <style:text-properties fo:font-style="italic" officeooo:rsid="002c3d1d" style:font-style-asian="italic" style:font-style-complex="italic"/>
    </style:style>
    <style:style style:name="T54" style:family="text">
      <style:text-properties fo:font-style="italic" officeooo:rsid="002dbdfb" style:font-style-asian="italic" style:font-style-complex="italic"/>
    </style:style>
    <style:style style:name="T55" style:family="text">
      <style:text-properties fo:font-style="italic" officeooo:rsid="002e1cff" style:font-style-asian="italic" style:font-style-complex="italic"/>
    </style:style>
    <style:style style:name="T56" style:family="text">
      <style:text-properties fo:font-style="italic" officeooo:rsid="002f4d1b" style:font-style-asian="italic" style:font-style-complex="italic"/>
    </style:style>
    <style:style style:name="T57" style:family="text">
      <style:text-properties fo:font-style="italic" officeooo:rsid="005e959d" style:font-style-asian="italic" style:font-style-complex="italic"/>
    </style:style>
    <style:style style:name="T58" style:family="text">
      <style:text-properties fo:font-style="italic" officeooo:rsid="003066fd" style:font-style-asian="italic" style:font-style-complex="italic"/>
    </style:style>
    <style:style style:name="T59" style:family="text">
      <style:text-properties fo:font-style="italic" officeooo:rsid="00317438" style:font-style-asian="italic" style:font-style-complex="italic"/>
    </style:style>
    <style:style style:name="T60" style:family="text">
      <style:text-properties fo:font-style="italic" officeooo:rsid="003516b5" style:font-style-asian="italic" style:font-style-complex="italic"/>
    </style:style>
    <style:style style:name="T61" style:family="text">
      <style:text-properties fo:font-style="italic" officeooo:rsid="0036dfab" style:font-style-asian="italic" style:font-style-complex="italic"/>
    </style:style>
    <style:style style:name="T62" style:family="text">
      <style:text-properties fo:font-style="italic" officeooo:rsid="001ec079" style:font-style-asian="italic" style:font-style-complex="italic"/>
    </style:style>
    <style:style style:name="T63" style:family="text">
      <style:text-properties fo:font-style="italic" officeooo:rsid="0022f2dc" style:font-style-asian="italic" style:font-style-complex="italic"/>
    </style:style>
    <style:style style:name="T64" style:family="text">
      <style:text-properties fo:font-style="italic" officeooo:rsid="005f991e" style:font-style-asian="italic" style:font-style-complex="italic"/>
    </style:style>
    <style:style style:name="T65" style:family="text">
      <style:text-properties fo:font-style="italic" officeooo:rsid="006160f1" style:font-style-asian="italic" style:font-style-complex="italic"/>
    </style:style>
    <style:style style:name="T66" style:family="text">
      <style:text-properties fo:font-style="italic" officeooo:rsid="005ac75c" style:font-style-asian="italic" style:font-style-complex="italic"/>
    </style:style>
    <style:style style:name="T67" style:family="text">
      <style:text-properties fo:font-style="italic" officeooo:rsid="00818990" style:font-style-asian="italic" style:font-style-complex="italic"/>
    </style:style>
    <style:style style:name="T68" style:family="text">
      <style:text-properties fo:font-style="italic" officeooo:rsid="00836100" style:font-style-asian="italic" style:font-style-complex="italic"/>
    </style:style>
    <style:style style:name="T69" style:family="text">
      <style:text-properties fo:font-style="italic" officeooo:rsid="0084e164" style:font-style-asian="italic" style:font-style-complex="italic"/>
    </style:style>
    <style:style style:name="T70" style:family="text">
      <style:text-properties fo:font-style="italic" officeooo:rsid="008578fc" style:font-style-asian="italic" style:font-style-complex="italic"/>
    </style:style>
    <style:style style:name="T71" style:family="text">
      <style:text-properties fo:font-style="italic" officeooo:rsid="00887c74" style:font-style-asian="italic" style:font-style-complex="italic"/>
    </style:style>
    <style:style style:name="T72" style:family="text">
      <style:text-properties fo:font-style="italic" officeooo:rsid="00890abb" style:font-style-asian="italic" style:font-style-complex="italic"/>
    </style:style>
    <style:style style:name="T73" style:family="text">
      <style:text-properties fo:font-style="italic" officeooo:rsid="008e6827" style:font-style-asian="italic" style:font-style-complex="italic"/>
    </style:style>
    <style:style style:name="T74" style:family="text">
      <style:text-properties fo:font-style="italic" officeooo:rsid="00905711" style:font-style-asian="italic" style:font-style-complex="italic"/>
    </style:style>
    <style:style style:name="T75" style:family="text">
      <style:text-properties fo:font-style="italic" officeooo:rsid="0091c2c7" style:font-style-asian="italic" style:font-style-complex="italic"/>
    </style:style>
    <style:style style:name="T76" style:family="text">
      <style:text-properties fo:font-style="italic" officeooo:rsid="00920580" style:font-style-asian="italic" style:font-style-complex="italic"/>
    </style:style>
    <style:style style:name="T77" style:family="text">
      <style:text-properties fo:font-style="italic" officeooo:rsid="0092d387" style:font-style-asian="italic" style:font-style-complex="italic"/>
    </style:style>
    <style:style style:name="T78" style:family="text">
      <style:text-properties fo:font-style="italic" officeooo:rsid="00940d8a" style:font-style-asian="italic" style:font-style-complex="italic"/>
    </style:style>
    <style:style style:name="T79" style:family="text">
      <style:text-properties fo:font-style="italic" officeooo:rsid="00975543" style:font-style-asian="italic" style:font-style-complex="italic"/>
    </style:style>
    <style:style style:name="T80" style:family="text">
      <style:text-properties fo:font-style="italic" officeooo:rsid="0099b6e7" style:font-style-asian="italic" style:font-style-complex="italic"/>
    </style:style>
    <style:style style:name="T81" style:family="text">
      <style:text-properties fo:font-style="italic" officeooo:rsid="009b5888" style:font-style-asian="italic" style:font-style-complex="italic"/>
    </style:style>
    <style:style style:name="T82" style:family="text">
      <style:text-properties fo:font-style="italic" officeooo:rsid="00915c79" style:font-style-asian="italic" style:font-style-complex="italic"/>
    </style:style>
    <style:style style:name="T83" style:family="text">
      <style:text-properties fo:font-style="italic" officeooo:rsid="009bca76" style:font-style-asian="italic" style:font-style-complex="italic"/>
    </style:style>
    <style:style style:name="T84" style:family="text">
      <style:text-properties fo:font-style="italic" officeooo:rsid="009da530" style:font-style-asian="italic" style:font-style-complex="italic"/>
    </style:style>
    <style:style style:name="T85" style:family="text">
      <style:text-properties fo:font-style="italic" officeooo:rsid="009dba7e" style:font-style-asian="italic" style:font-style-complex="italic"/>
    </style:style>
    <style:style style:name="T86" style:family="text">
      <style:text-properties fo:font-style="italic" officeooo:rsid="009e75d1" style:font-style-asian="italic" style:font-style-complex="italic"/>
    </style:style>
    <style:style style:name="T87" style:family="text">
      <style:text-properties fo:font-style="italic" officeooo:rsid="00a1f376" style:font-style-asian="italic" style:font-style-complex="italic"/>
    </style:style>
    <style:style style:name="T88" style:family="text">
      <style:text-properties fo:font-style="italic" officeooo:rsid="00a45d14" style:font-style-asian="italic" style:font-style-complex="italic"/>
    </style:style>
    <style:style style:name="T89" style:family="text">
      <style:text-properties fo:font-style="italic" officeooo:rsid="00a7a713" style:font-style-asian="italic" style:font-style-complex="italic"/>
    </style:style>
    <style:style style:name="T90" style:family="text">
      <style:text-properties fo:font-style="italic" officeooo:rsid="00ab05b4" style:font-style-asian="italic" style:font-style-complex="italic"/>
    </style:style>
    <style:style style:name="T91" style:family="text">
      <style:text-properties fo:font-style="italic" officeooo:rsid="00ab7546" style:font-style-asian="italic" style:font-style-complex="italic"/>
    </style:style>
    <style:style style:name="T92" style:family="text">
      <style:text-properties fo:font-style="italic" officeooo:rsid="00abed1e" style:font-style-asian="italic" style:font-style-complex="italic"/>
    </style:style>
    <style:style style:name="T93" style:family="text">
      <style:text-properties fo:font-style="italic" officeooo:rsid="00ac4cfc" style:font-style-asian="italic" style:font-style-complex="italic"/>
    </style:style>
    <style:style style:name="T94" style:family="text">
      <style:text-properties fo:font-style="italic" officeooo:rsid="00ad22d3" style:font-style-asian="italic" style:font-style-complex="italic"/>
    </style:style>
    <style:style style:name="T95" style:family="text">
      <style:text-properties fo:font-style="italic" officeooo:rsid="00af078a" style:font-style-asian="italic" style:font-style-complex="italic"/>
    </style:style>
    <style:style style:name="T96" style:family="text">
      <style:text-properties fo:font-style="italic" officeooo:rsid="00b0ded8" style:font-style-asian="italic" style:font-style-complex="italic"/>
    </style:style>
    <style:style style:name="T97" style:family="text">
      <style:text-properties fo:font-style="italic" officeooo:rsid="00b32e26" style:font-style-asian="italic" style:font-style-complex="italic"/>
    </style:style>
    <style:style style:name="T98" style:family="text">
      <style:text-properties fo:font-style="italic" officeooo:rsid="00ba098b" style:font-style-asian="italic" style:font-style-complex="italic"/>
    </style:style>
    <style:style style:name="T99" style:family="text">
      <style:text-properties fo:font-style="italic" officeooo:rsid="00bb70ce" style:font-style-asian="italic" style:font-style-complex="italic"/>
    </style:style>
    <style:style style:name="T100" style:family="text">
      <style:text-properties fo:font-style="italic" officeooo:rsid="00be52ec" style:font-style-asian="italic" style:font-style-complex="italic"/>
    </style:style>
    <style:style style:name="T101" style:family="text">
      <style:text-properties fo:font-style="italic" officeooo:rsid="00bf6deb" style:font-style-asian="italic" style:font-style-complex="italic"/>
    </style:style>
    <style:style style:name="T102" style:family="text">
      <style:text-properties fo:font-style="italic" officeooo:rsid="00c053fc" style:font-style-asian="italic" style:font-style-complex="italic"/>
    </style:style>
    <style:style style:name="T103" style:family="text">
      <style:text-properties fo:font-style="italic" officeooo:rsid="00c363fa" style:font-style-asian="italic" style:font-style-complex="italic"/>
    </style:style>
    <style:style style:name="T104" style:family="text">
      <style:text-properties fo:font-style="italic" officeooo:rsid="00c50ecf" style:font-style-asian="italic" style:font-style-complex="italic"/>
    </style:style>
    <style:style style:name="T105" style:family="text">
      <style:text-properties fo:font-style="italic" officeooo:rsid="00c7786a" style:font-style-asian="italic" style:font-style-complex="italic"/>
    </style:style>
    <style:style style:name="T106" style:family="text">
      <style:text-properties fo:font-style="italic" officeooo:rsid="00ca5a50" style:font-style-asian="italic" style:font-style-complex="italic"/>
    </style:style>
    <style:style style:name="T107" style:family="text">
      <style:text-properties fo:font-style="italic" officeooo:rsid="00ceaf41" style:font-style-asian="italic" style:font-style-complex="italic"/>
    </style:style>
    <style:style style:name="T108" style:family="text">
      <style:text-properties fo:font-style="italic" officeooo:rsid="00d2e16f" style:font-style-asian="italic" style:font-style-complex="italic"/>
    </style:style>
    <style:style style:name="T109" style:family="text">
      <style:text-properties fo:font-style="italic" officeooo:rsid="00b59136" style:font-style-asian="italic" style:font-style-complex="italic"/>
    </style:style>
    <style:style style:name="T110" style:family="text">
      <style:text-properties fo:font-style="italic" officeooo:rsid="00d72ac6" style:font-style-asian="italic" style:font-style-complex="italic"/>
    </style:style>
    <style:style style:name="T111" style:family="text">
      <style:text-properties fo:font-style="italic" officeooo:rsid="00f5b333" style:font-style-asian="italic" style:font-style-complex="italic"/>
    </style:style>
    <style:style style:name="T112" style:family="text">
      <style:text-properties fo:font-style="italic" officeooo:rsid="00fc9851" style:font-style-asian="italic" style:font-style-complex="italic"/>
    </style:style>
    <style:style style:name="T113" style:family="text">
      <style:text-properties fo:font-style="italic" officeooo:rsid="00fe5da0" style:font-style-asian="italic" style:font-style-complex="italic"/>
    </style:style>
    <style:style style:name="T114" style:family="text">
      <style:text-properties fo:font-style="normal" officeooo:rsid="001b5a58" style:font-style-asian="normal" style:font-style-complex="normal"/>
    </style:style>
    <style:style style:name="T115" style:family="text">
      <style:text-properties fo:font-style="normal" officeooo:rsid="007af9e1" style:font-style-asian="normal" style:font-style-complex="normal"/>
    </style:style>
    <style:style style:name="T116" style:family="text">
      <style:text-properties fo:font-style="normal" officeooo:rsid="00ab7546" style:font-style-asian="normal" style:font-style-complex="normal"/>
    </style:style>
    <style:style style:name="T117" style:family="text">
      <style:text-properties fo:font-style="normal" officeooo:rsid="00b44a06" style:font-style-asian="normal" style:font-style-complex="normal"/>
    </style:style>
    <style:style style:name="T118" style:family="text">
      <style:text-properties fo:font-style="normal" officeooo:rsid="00f77cee" style:font-style-asian="normal" style:font-style-complex="normal"/>
    </style:style>
    <style:style style:name="T119" style:family="text">
      <style:text-properties fo:font-style="normal" officeooo:rsid="00f84826" style:font-style-asian="normal" style:font-style-complex="normal"/>
    </style:style>
    <style:style style:name="T120" style:family="text">
      <style:text-properties fo:font-size="11pt" officeooo:rsid="001b5a58" style:font-size-asian="11pt" style:font-size-complex="11pt"/>
    </style:style>
    <style:style style:name="T121" style:family="text">
      <style:text-properties fo:font-size="11pt" officeooo:rsid="0078fcf2" style:font-size-asian="11pt" style:font-size-complex="11pt"/>
    </style:style>
    <style:style style:name="T122" style:family="text">
      <style:text-properties fo:font-size="11pt" officeooo:rsid="002dbdfb" style:font-size-asian="11pt" style:font-size-complex="11pt"/>
    </style:style>
    <style:style style:name="T123" style:family="text">
      <style:text-properties fo:font-size="11pt" fo:font-style="italic" officeooo:rsid="0078fcf2" style:font-size-asian="11pt" style:font-style-asian="italic" style:font-size-complex="11pt" style:font-style-complex="italic"/>
    </style:style>
    <style:style style:name="T124" style:family="text">
      <style:text-properties fo:font-size="11pt" fo:font-style="italic" officeooo:rsid="00793a29" style:font-size-asian="11pt" style:font-style-asian="italic" style:font-size-complex="11pt" style:font-style-complex="italic"/>
    </style:style>
    <style:style style:name="T125" style:family="text">
      <style:text-properties officeooo:rsid="008e6827"/>
    </style:style>
    <style:style style:name="T126" style:family="text">
      <style:text-properties style:font-name="Liberation Serif"/>
    </style:style>
    <style:style style:name="T127" style:family="text">
      <style:text-properties officeooo:rsid="00c7786a"/>
    </style:style>
    <style:style style:name="T128" style:family="text">
      <style:text-properties officeooo:rsid="00ceaf41"/>
    </style:style>
    <style:style style:name="T129" style:family="text">
      <style:text-properties officeooo:rsid="00dc41d4"/>
    </style:style>
    <style:style style:name="T130" style:family="text">
      <style:text-properties officeooo:rsid="00dc41d4" loext:padding="0.049cm" loext:border="0.06pt dotted #000000" loext:shadow="none"/>
    </style:style>
    <style:style style:name="T131" style:family="text">
      <style:text-properties officeooo:rsid="00bf6d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42">Vocabulaire latin  </text:span><text:span text:style-name="T66">(fiche n°1)</text:span></text:p>
      <text:p text:style-name="P40"><text:span text:style-name="T22">Homo</text:span><text:span text:style-name="T20"> </text:span><text:span text:style-name="T21">sum</text:span><text:span text:style-name="T20"> et </text:span><text:span text:style-name="T26">hūmānī</text:span><text:span text:style-name="T20"> </text:span><text:span text:style-name="T24">nihil</text:span><text:span text:style-name="T20"> </text:span><text:span text:style-name="T30">ā </text:span><text:span text:style-name="T27">mē</text:span><text:span text:style-name="T20"> </text:span><text:span text:style-name="T24">ali</text:span><text:span text:style-name="T25">ē</text:span><text:span text:style-name="T24">num</text:span><text:span text:style-name="T20"> </text:span><text:span text:style-name="T21">puto</text:span><text:span text:style-name="T20">. </text:span><text:span text:style-name="T43">(Térence)</text:span></text:p>
      <text:p text:style-name="P42"/>
      <text:p text:style-name="P17"><text:span text:style-name="T32">001</text:span><text:span text:style-name="T1"><text:tab/>et <text:tab/><text:tab/><text:tab/><text:tab/><text:tab/><text:tab/><text:tab/><text:tab/></text:span><text:span text:style-name="T44">et</text:span></text:p>
      <text:p text:style-name="P17"><text:span text:style-name="T32">002</text:span><text:span text:style-name="T1"><text:tab/></text:span>sum, es, esse, fu<text:span text:style-name="T1">ī, -<text:tab/><text:tab/><text:tab/><text:tab/><text:tab/><text:tab/></text:span><text:span text:style-name="T45">être</text:span></text:p>
      <text:p text:style-name="P26"><text:span text:style-name="T31">003</text:span><text:tab/><text:span text:style-name="T2">qu</text:span>ī, <text:span text:style-name="T2">quæ, quod <text:tab/><text:tab/><text:tab/><text:tab/><text:tab/><text:tab/><text:tab/></text:span><text:span text:style-name="T44">qui</text:span><text:span text:style-name="T64">, que, dont, où</text:span></text:p>
      <text:p text:style-name="P27"><text:span text:style-name="T31">004</text:span><text:tab/><text:span text:style-name="T2">in </text:span><text:span text:style-name="T44">+ accusatif</text:span><text:span text:style-name="T2"><text:tab/><text:tab/><text:tab/><text:tab/><text:tab/><text:tab/><text:tab/></text:span><text:span text:style-name="T44">dans (mouvement)</text:span></text:p>
      <text:p text:style-name="P27"><text:span text:style-name="T31">005</text:span><text:tab/><text:span text:style-name="T2">in </text:span><text:span text:style-name="T44">+ ablatif</text:span><text:span text:style-name="T2"><text:tab/><text:tab/><text:tab/><text:tab/><text:tab/><text:tab/><text:tab/></text:span><text:span text:style-name="T44">dans (pas de mouvement)</text:span></text:p>
      <text:p text:style-name="P27"><text:span text:style-name="T31">006</text:span><text:tab/>-<text:span text:style-name="T3">que <text:tab/><text:tab/><text:tab/><text:tab/><text:tab/><text:tab/><text:tab/><text:tab/></text:span><text:span text:style-name="T46">et</text:span></text:p>
      <text:p text:style-name="P27"><text:span text:style-name="T31">007</text:span><text:tab/><text:span text:style-name="T3">nōn<text:tab/><text:tab/><text:tab/><text:tab/><text:tab/><text:tab/><text:tab/><text:tab/></text:span><text:span text:style-name="T46">ne… pas…</text:span></text:p>
      <text:p text:style-name="P27"><text:span text:style-name="T31">008</text:span><text:tab/><text:span text:style-name="T4">hic, hæc, hoc<text:tab/><text:tab/><text:tab/><text:tab/><text:tab/><text:tab/><text:tab/></text:span><text:span text:style-name="T47">celui-ci, celle-ci, ceux-ci… </text:span></text:p>
      <text:p text:style-name="P27"><text:span text:style-name="T31">009</text:span><text:tab/><text:span text:style-name="T4">is, ea, id<text:tab/><text:tab/><text:tab/><text:tab/><text:tab/><text:tab/><text:tab/></text:span><text:span text:style-name="T47">ceci, ça</text:span></text:p>
      <text:p text:style-name="P27"><text:span text:style-name="T31">010</text:span><text:tab/><text:span text:style-name="T4">ego<text:tab/><text:tab/><text:tab/><text:tab/><text:tab/><text:tab/><text:tab/><text:tab/></text:span><text:span text:style-name="T47">moi je</text:span></text:p>
      <text:p text:style-name="P27"><text:span text:style-name="T31">011</text:span><text:tab/><text:span text:style-name="T4">ille, illa, illud<text:tab/><text:tab/><text:tab/><text:tab/><text:tab/><text:tab/><text:tab/></text:span><text:span text:style-name="T47">celui-là, celle-là, ceux-là</text:span></text:p>
      <text:p text:style-name="P27"><text:span text:style-name="T31">012</text:span><text:tab/><text:span text:style-name="T4">tū<text:tab/><text:tab/><text:tab/><text:tab/><text:tab/><text:tab/><text:tab/><text:tab/></text:span><text:span text:style-name="T47">toi tu</text:span></text:p>
      <text:p text:style-name="P27"><text:span text:style-name="T31">013</text:span><text:tab/><text:span text:style-name="T4">ad + accusatif<text:tab/><text:tab/><text:tab/><text:tab/><text:tab/><text:tab/><text:tab/></text:span><text:span text:style-name="T47">vers, à</text:span></text:p>
      <text:p text:style-name="P27"><text:span text:style-name="T31">014</text:span><text:tab/><text:span text:style-name="T4">quis, quæ, quid </text:span><text:span text:style-name="T47">(pronom interrogatif)</text:span><text:span text:style-name="T4"> <text:tab/><text:tab/><text:tab/><text:tab/></text:span><text:span text:style-name="T47">qui ?</text:span></text:p>
      <text:p text:style-name="P27"><text:span text:style-name="T31">015</text:span><text:tab/><text:span text:style-name="T5">ut </text:span><text:span text:style-name="T62">(conjonction de subordination)</text:span><text:span text:style-name="T5"><text:tab/><text:tab/><text:tab/><text:tab/></text:span></text:p>
      <text:p text:style-name="P27"><text:span text:style-name="T31">016</text:span><text:tab/><text:span text:style-name="T6">sī <text:tab/><text:tab/><text:tab/><text:tab/><text:tab/><text:tab/><text:tab/><text:tab/></text:span><text:span text:style-name="T48">si</text:span></text:p>
      <text:p text:style-name="P28"><text:span text:style-name="T31">017</text:span><text:tab/><text:span text:style-name="T6">omnis, omnis, omne<text:tab/><text:tab/><text:tab/><text:tab/><text:tab/><text:tab/></text:span><text:span text:style-name="T48">chaque, tout, </text:span><text:span text:style-name="T65">tous</text:span></text:p>
      <text:p text:style-name="P29"><text:span text:style-name="T31">018</text:span><text:tab/><text:span text:style-name="T6">ā, ab </text:span><text:span text:style-name="T48">+ ablatif</text:span><text:span text:style-name="T6"><text:tab/><text:tab/><text:tab/><text:tab/><text:tab/><text:tab/><text:tab/></text:span><text:span text:style-name="T48">à partir de</text:span></text:p>
      <text:p text:style-name="P27"><text:span text:style-name="T31">019</text:span><text:tab/>sē, suī, sibi, sē <text:span text:style-name="T63">(pronom réfléchi renvoyant au sujet)</text:span></text:p>
      <text:p text:style-name="P30"><text:span text:style-name="T31">020</text:span><text:tab/><text:span text:style-name="T7">sed<text:tab/><text:tab/><text:tab/><text:tab/><text:tab/><text:tab/><text:tab/><text:tab/></text:span><text:span text:style-name="T49">mais</text:span></text:p>
      <text:p text:style-name="P31"><text:span text:style-name="T31">021</text:span><text:tab/><text:span text:style-name="T7">possum, potes, posse, potu</text:span>ī, -<text:tab/><text:tab/><text:tab/><text:tab/><text:tab/><text:span text:style-name="T49">pouvoir</text:span></text:p>
      <text:p text:style-name="P27"><text:span text:style-name="T31">022</text:span><text:tab/><text:span text:style-name="T8">cum </text:span><text:span text:style-name="T50">(conjonction de subordination suivie de l’indicatif)</text:span><text:span text:style-name="T8"><text:tab/><text:tab/></text:span><text:span text:style-name="T50">quand, lorsque</text:span></text:p>
      <text:p text:style-name="P32"><text:span text:style-name="T31">02</text:span><text:span text:style-name="T33">3</text:span><text:tab/><text:span text:style-name="T8">cum </text:span><text:span text:style-name="T50">(conjonction de subordination suivie du subjonctif)</text:span><text:span text:style-name="T8"><text:tab/><text:tab/></text:span><text:span text:style-name="T50">du moment que, puisque</text:span></text:p>
      <text:p text:style-name="P33"><text:span text:style-name="T31">024</text:span><text:tab/><text:span text:style-name="T9">ē, ex </text:span><text:span text:style-name="T51">+ ablatif</text:span><text:span text:style-name="T9"><text:tab/><text:tab/><text:tab/><text:tab/><text:tab/><text:tab/><text:tab/></text:span><text:span text:style-name="T51">hors de</text:span></text:p>
      <text:p text:style-name="P27"><text:span text:style-name="T31">025</text:span><text:tab/><text:span text:style-name="T9">ipse, ipsa, ipsum<text:tab/><text:tab/><text:tab/><text:tab/><text:tab/><text:tab/></text:span><text:span text:style-name="T51">-même (moi-même, toi-même, lui-même)</text:span></text:p>
      <text:p text:style-name="P27"><text:span text:style-name="T31">026</text:span><text:tab/><text:span text:style-name="T11">facio, facis, facere, fēcī, factum<text:tab/><text:tab/><text:tab/><text:tab/><text:tab/></text:span><text:span text:style-name="T52">faire</text:span></text:p>
      <text:p text:style-name="P34"><text:span text:style-name="T31">027</text:span><text:tab/><text:span text:style-name="T11">dīco, <text:s/>dīcis, <text:s/>dīcere, <text:s/>dīxī, dīctum<text:tab/><text:tab/><text:tab/><text:tab/></text:span><text:span text:style-name="T52">dire</text:span></text:p>
      <text:p text:style-name="P27"><text:span text:style-name="T31">028</text:span><text:tab/><text:span text:style-name="T12">suus, sua, suum <text:tab/><text:tab/><text:tab/><text:tab/><text:tab/><text:tab/></text:span><text:span text:style-name="T53">ton, ta, tes</text:span></text:p>
      <text:p text:style-name="P35"><text:span text:style-name="T31">029</text:span><text:tab/><text:span text:style-name="T13">rēs, rēī f.<text:tab/><text:tab/><text:tab/><text:tab/><text:tab/><text:tab/><text:tab/></text:span><text:span text:style-name="T10">la chose</text:span></text:p>
      <text:p text:style-name="P35"><text:span text:style-name="T31">030</text:span><text:tab/><text:span text:style-name="T13">uideo, uidēs, uidēre, uīdī, uīsum<text:tab/><text:tab/><text:tab/><text:tab/><text:tab/></text:span><text:span text:style-name="T54">voir</text:span></text:p>
      <text:p text:style-name="P27"><text:span text:style-name="T31">031</text:span><text:tab/><text:span text:style-name="T14">atque </text:span><text:span text:style-name="T55">(avant voyelle ; </text:span><text:span text:style-name="T111">voyez </text:span><text:span text:style-name="T118">a</text:span><text:span text:style-name="T119">c</text:span><text:span text:style-name="T55">)</text:span><text:span text:style-name="T14"><text:tab/><text:tab/><text:tab/><text:tab/><text:tab/></text:span><text:span text:style-name="T55">et</text:span></text:p>
      <text:p text:style-name="P27"><text:span text:style-name="T31">032</text:span><text:tab/><text:span text:style-name="T14">aut<text:tab/><text:tab/><text:tab/><text:tab/><text:tab/><text:tab/><text:tab/><text:tab/></text:span><text:span text:style-name="T55">ou bien</text:span></text:p>
      <text:p text:style-name="P27"><text:span text:style-name="T31">033</text:span><text:tab/><text:span text:style-name="T14">nec<text:tab/><text:tab/><text:tab/><text:tab/><text:tab/><text:tab/><text:tab/><text:tab/></text:span><text:span text:style-name="T112">ni</text:span></text:p>
      <text:p text:style-name="P27"><text:span text:style-name="T31">034</text:span><text:tab/><text:span text:style-name="T15">dē </text:span><text:span text:style-name="T56">+ ablatif</text:span><text:span text:style-name="T15"><text:tab/><text:tab/><text:tab/><text:tab/><text:tab/><text:tab/><text:tab/></text:span><text:span text:style-name="T56">de, à propos de</text:span></text:p>
      <text:p text:style-name="P27"><text:span text:style-name="T31">035</text:span><text:tab/><text:span text:style-name="T15">magnus, magna, magnum<text:tab/><text:tab/><text:tab/><text:tab/><text:tab/></text:span><text:span text:style-name="T56">grand</text:span><text:span text:style-name="T57">(e)</text:span></text:p>
      <text:p text:style-name="P27"><text:span text:style-name="T31">036</text:span><text:tab/><text:span text:style-name="T15">cum </text:span><text:span text:style-name="T56">+ ablatif</text:span><text:span text:style-name="T15"><text:tab/><text:tab/><text:tab/><text:tab/><text:tab/><text:tab/><text:tab/></text:span><text:span text:style-name="T56">avec</text:span></text:p>
      <text:p text:style-name="P27"><text:span text:style-name="T31">037</text:span><text:tab/><text:span text:style-name="T15">do, dās, dare, dedī, datum<text:tab/><text:tab/><text:tab/><text:tab/><text:tab/></text:span><text:span text:style-name="T56">donner</text:span></text:p>
      <text:p text:style-name="P36"><text:span text:style-name="T31">038</text:span><text:tab/><text:span text:style-name="T16">habeo, habēs, habēre, habuī, habitum<text:tab/><text:tab/><text:tab/><text:tab/></text:span><text:span text:style-name="T58">avoir, posséder</text:span></text:p>
      <text:p text:style-name="P27"><text:span text:style-name="T31">039</text:span><text:tab/><text:span text:style-name="T17">tam… quam… <text:tab/><text:tab/><text:tab/><text:tab/><text:tab/><text:tab/><text:tab/></text:span><text:span text:style-name="T59">autant… que…</text:span></text:p>
      <text:p text:style-name="P27"><text:span text:style-name="T31">040</text:span><text:tab/><text:span text:style-name="T18">meus, mea, meum<text:tab/><text:tab/><text:tab/><text:tab/><text:tab/><text:tab/></text:span><text:span text:style-name="T60">mon, ma, mes</text:span></text:p>
      <text:p text:style-name="P27"><text:span text:style-name="T31">041</text:span><text:tab/><text:span text:style-name="T18">ac </text:span><text:span text:style-name="T60">(avant consonne ; voyez atque)</text:span><text:span text:style-name="T18"><text:tab/><text:tab/><text:tab/><text:tab/></text:span><text:span text:style-name="T60">et</text:span></text:p>
      <text:p text:style-name="P27"><text:span text:style-name="T31">042</text:span><text:tab/><text:span text:style-name="T19">enim<text:tab/><text:tab/><text:tab/><text:tab/><text:tab/><text:tab/><text:tab/><text:tab/></text:span><text:span text:style-name="T61">en effet</text:span></text:p>
      <text:p text:style-name="P27"><text:span text:style-name="T31">043</text:span><text:tab/><text:span text:style-name="T19">per </text:span><text:span text:style-name="T61">+ accusatif</text:span><text:span text:style-name="T19"><text:tab/><text:tab/><text:tab/><text:tab/><text:tab/><text:tab/><text:tab/></text:span><text:span text:style-name="T61">par, à travers</text:span></text:p>
      <text:p text:style-name="P27"><text:span text:style-name="T31">044</text:span><text:tab/><text:span text:style-name="T19">tuus, tua, tuum<text:tab/><text:tab/><text:tab/><text:tab/><text:tab/><text:tab/><text:tab/></text:span><text:span text:style-name="T61">ton, ta, tes</text:span></text:p>
      <text:p text:style-name="P27"><text:span text:style-name="T31">045</text:span><text:tab/><text:span text:style-name="T19">multus, multa, multum<text:tab/><text:tab/><text:tab/><text:tab/><text:tab/><text:tab/></text:span><text:span text:style-name="T61">nombreux</text:span></text:p>
      <text:p text:style-name="P37"><text:span text:style-name="T31">046</text:span><text:tab/>homo, hominis m.<text:tab/><text:tab/><text:tab/><text:tab/><text:tab/><text:tab/><text:span text:style-name="T42">homme, être humain</text:span></text:p>
      <text:p text:style-name="P38"><text:span text:style-name="T31">047</text:span><text:tab/>alius, alia, aliud<text:tab/><text:tab/><text:tab/><text:tab/><text:tab/><text:tab/><text:tab/><text:span text:style-name="T57">autre, différent(e)</text:span></text:p>
      <text:p text:style-name="P18"><text:span text:style-name="T32">0</text:span><text:span text:style-name="T34">48</text:span><text:span text:style-name="T1"><text:tab/>etiam <text:tab/><text:tab/><text:tab/><text:tab/><text:tab/><text:tab/><text:tab/><text:tab/></text:span><text:span text:style-name="T68">encore</text:span></text:p>
      <text:p text:style-name="P2"><text:span text:style-name="T32">0</text:span><text:span text:style-name="T34">49</text:span><text:span text:style-name="T1"><text:tab/>iam<text:tab/><text:tab/><text:tab/><text:tab/><text:tab/><text:tab/><text:tab/><text:tab/></text:span><text:span text:style-name="T68">déjà</text:span></text:p>
      <text:p text:style-name="P39"><text:span text:style-name="T32">0</text:span><text:span text:style-name="T34">50</text:span><text:span text:style-name="T120"><text:tab/></text:span><text:span text:style-name="T121">animus, anim</text:span><text:span text:style-name="T122">ī </text:span><text:span text:style-name="T121">m.<text:tab/><text:tab/><text:tab/><text:tab/><text:tab/><text:tab/></text:span><text:span text:style-name="T123">l</text:span><text:span text:style-name="T124">’esprit</text:span></text:p>
      <text:p text:style-name="P41"><text:soft-page-break/><text:span text:style-name="T42">Vocabulaire latin  </text:span><text:span text:style-name="T66">(fiche n°2)</text:span></text:p>
      <text:p text:style-name="P44"><text:span text:style-name="T22">N</text:span><text:span text:style-name="T23">ulla diēs </text:span><text:span text:style-name="T130">sine </text:span><text:span text:style-name="T29">līneā</text:span><text:span text:style-name="T28"> </text:span><text:span text:style-name="T129">! (d’après Pline l’Ancien à propos d’Apelle)</text:span></text:p>
      <text:p text:style-name="P43"/>
      <text:p text:style-name="P19"><text:span text:style-name="T39">0</text:span><text:span text:style-name="T40">51</text:span><text:span text:style-name="T114"><text:tab/></text:span><text:span text:style-name="T115">neque<text:tab/><text:tab/><text:tab/><text:tab/><text:tab/><text:tab/><text:tab/><text:tab/></text:span><text:span text:style-name="T113">et … ne … pas …</text:span></text:p>
      <text:p text:style-name="P20"><text:span text:style-name="T32">0</text:span><text:span text:style-name="T34">52</text:span><text:span text:style-name="T1"><text:tab/>uolo, uīs, uelle, uoluī, -<text:tab/><text:tab/><text:tab/><text:tab/><text:tab/><text:tab/></text:span><text:span text:style-name="T67">vouloir</text:span></text:p>
      <text:p text:style-name="P3"><text:span text:style-name="T32">0</text:span><text:span text:style-name="T34">53</text:span><text:span text:style-name="T1"><text:tab/>ut (</text:span><text:span text:style-name="T72">adverbe)</text:span><text:span text:style-name="T1"><text:tab/><text:tab/><text:tab/><text:tab/><text:tab/><text:tab/><text:tab/></text:span><text:span text:style-name="T69">comme</text:span></text:p>
      <text:p text:style-name="P21"><text:span text:style-name="T32">0</text:span><text:span text:style-name="T34">54</text:span><text:span text:style-name="T1"><text:tab/>īdem, eadem, idem<text:tab/><text:tab/><text:tab/><text:tab/><text:tab/><text:tab/></text:span><text:span text:style-name="T70">le même, la même</text:span></text:p>
      <text:p text:style-name="P3"><text:span text:style-name="T32">0</text:span><text:span text:style-name="T34">55</text:span><text:span text:style-name="T1"><text:tab/>tamen<text:tab/><text:tab/><text:tab/><text:tab/><text:tab/><text:tab/><text:tab/><text:tab/></text:span><text:span text:style-name="T71">pourtant</text:span></text:p>
      <text:p text:style-name="P19"><text:span text:style-name="T32">0</text:span><text:span text:style-name="T34">56</text:span><text:span text:style-name="T1"><text:tab/>quod </text:span><text:span text:style-name="T45">(conjonction de subordination)</text:span><text:span text:style-name="T1"><text:tab/><text:tab/><text:tab/><text:tab/><text:tab/><text:tab/><text:tab/><text:tab/></text:span></text:p>
      <text:p text:style-name="P3"><text:span text:style-name="T32">0</text:span><text:span text:style-name="T34">57</text:span><text:span text:style-name="T1"><text:tab/>nihil (</text:span><text:span text:style-name="T73">nom commun indéclinable)</text:span><text:span text:style-name="T125"><text:tab/><text:tab/><text:tab/><text:tab/></text:span><text:span text:style-name="T73">rien</text:span></text:p>
      <text:p text:style-name="P19"><text:span text:style-name="T32">0</text:span><text:span text:style-name="T34">5</text:span><text:span text:style-name="T35">8</text:span><text:span text:style-name="T1"><text:tab/>iste, ista, istud<text:tab/><text:tab/><text:tab/><text:tab/><text:tab/><text:tab/><text:tab/></text:span><text:span text:style-name="T74">celui-ci</text:span></text:p>
      <text:p text:style-name="P12"><text:span text:style-name="T32">0</text:span><text:span text:style-name="T35">59</text:span><text:span text:style-name="T1"><text:tab/>causa, causæ f.<text:tab/><text:tab/><text:tab/><text:tab/><text:tab/><text:tab/><text:tab/></text:span><text:span text:style-name="T45">la cause</text:span></text:p>
      <text:p text:style-name="P19"><text:span text:style-name="T32">0</text:span><text:span text:style-name="T35">60</text:span><text:span text:style-name="T1"><text:tab/>nōs<text:tab/><text:tab/><text:tab/><text:tab/><text:tab/><text:tab/><text:tab/><text:tab/></text:span><text:span text:style-name="T82">nous</text:span></text:p>
      <text:p text:style-name="P3"><text:span text:style-name="T32">0</text:span><text:span text:style-name="T35">61</text:span><text:span text:style-name="T1"><text:tab/>nullus, nulla, nullum<text:tab/><text:tab/><text:tab/><text:tab/><text:tab/><text:tab/></text:span><text:span text:style-name="T75">aucun, aucune ; nul(le)</text:span></text:p>
      <text:p text:style-name="P22"><text:span text:style-name="T32">0</text:span><text:span text:style-name="T35">62</text:span><text:span text:style-name="T1"><text:tab/>locus, locī m.<text:tab/><text:tab/><text:tab/><text:tab/><text:tab/><text:tab/><text:tab/></text:span><text:span text:style-name="T76">le lieu</text:span></text:p>
      <text:p text:style-name="P4"><text:span text:style-name="T32">0</text:span><text:span text:style-name="T35">63</text:span><text:span text:style-name="T1"><text:tab/>fero, fers, ferre, tulī, lātum<text:tab/><text:tab/><text:tab/><text:tab/><text:tab/></text:span><text:span text:style-name="T77">porter</text:span></text:p>
      <text:p text:style-name="P23"><text:span text:style-name="T32">0</text:span><text:span text:style-name="T35">64</text:span><text:span text:style-name="T1"><text:tab/>ūnus, <text:s/>ūna, <text:s/>ūnum<text:tab/><text:tab/><text:tab/><text:tab/><text:tab/><text:tab/></text:span><text:span text:style-name="T78">un seul</text:span></text:p>
      <text:p text:style-name="P3"><text:span text:style-name="T32">0</text:span><text:span text:style-name="T35">65</text:span><text:span text:style-name="T1"><text:tab/>noster, nostra, nostrum<text:tab/><text:tab/><text:tab/><text:tab/><text:tab/><text:tab/></text:span><text:span text:style-name="T45">nôtre</text:span></text:p>
      <text:p text:style-name="P19"><text:span text:style-name="T32">0</text:span><text:span text:style-name="T35">66</text:span><text:span text:style-name="T1"><text:tab/>nunc<text:tab/><text:tab/><text:tab/><text:tab/><text:tab/><text:tab/><text:tab/><text:tab/></text:span><text:span text:style-name="T79">maintenant</text:span></text:p>
      <text:p text:style-name="P3"><text:span text:style-name="T32">0</text:span><text:span text:style-name="T35">67</text:span><text:span text:style-name="T1"><text:tab/>nē </text:span><text:span text:style-name="T45">(conjonction de subordination)<text:tab/><text:tab/><text:tab/><text:tab/></text:span><text:span text:style-name="T80">que … ne … pas …</text:span></text:p>
      <text:p text:style-name="P19"><text:span text:style-name="T32">0</text:span><text:span text:style-name="T35">68</text:span><text:span text:style-name="T1"><text:tab/>quidem<text:tab/><text:tab/><text:tab/><text:tab/><text:tab/><text:tab/><text:tab/><text:tab/></text:span><text:span text:style-name="T81">du moins</text:span></text:p>
      <text:p text:style-name="P5"><text:span text:style-name="T32">0</text:span><text:span text:style-name="T35">69</text:span><text:span text:style-name="T1"><text:tab/>uenio, uenīs, uenīre, uēnī, uentum<text:tab/><text:tab/><text:tab/><text:tab/></text:span><text:span text:style-name="T45">venir</text:span></text:p>
      <text:p text:style-name="P19"><text:span text:style-name="T32">0</text:span><text:span text:style-name="T35">70</text:span><text:span text:style-name="T1"><text:tab/>nam<text:tab/><text:tab/><text:tab/><text:tab/><text:tab/><text:tab/><text:tab/><text:tab/></text:span><text:span text:style-name="T83">en effet</text:span></text:p>
      <text:p text:style-name="P6"><text:span text:style-name="T32">0</text:span><text:span text:style-name="T35">71</text:span><text:span text:style-name="T1"><text:tab/>dies, diēī f.<text:tab/><text:tab/><text:tab/><text:tab/><text:tab/><text:tab/><text:tab/></text:span><text:span text:style-name="T84">le jour</text:span></text:p>
      <text:p text:style-name="P19"><text:span text:style-name="T32">0</text:span><text:span text:style-name="T35">72</text:span><text:span text:style-name="T1"><text:tab/>pars, partis f.<text:tab/><text:tab/><text:tab/><text:tab/><text:tab/><text:tab/><text:tab/></text:span><text:span text:style-name="T85">la partie</text:span></text:p>
      <text:p text:style-name="P3"><text:span text:style-name="T32">0</text:span><text:span text:style-name="T35">73</text:span><text:span text:style-name="T1"><text:tab/>bonus, bona, bonum<text:tab/><text:tab/><text:tab/><text:tab/><text:tab/><text:tab/></text:span><text:span text:style-name="T86">bon</text:span></text:p>
      <text:p text:style-name="P19"><text:span text:style-name="T32">0</text:span><text:span text:style-name="T35">74</text:span><text:span text:style-name="T1"><text:tab/>ita<text:tab/><text:tab/><text:tab/><text:tab/><text:tab/><text:tab/><text:tab/><text:tab/></text:span><text:span text:style-name="T87">ainsi</text:span></text:p>
      <text:p text:style-name="P7"><text:span text:style-name="T32">0</text:span><text:span text:style-name="T35">75</text:span><text:span text:style-name="T1"><text:tab/>ago, agis, agere, ēgī, actum<text:tab/><text:tab/><text:tab/><text:tab/><text:tab/></text:span><text:span text:style-name="T45">agir</text:span></text:p>
      <text:p text:style-name="P19"><text:span text:style-name="T32">0</text:span><text:span text:style-name="T35">76</text:span><text:span text:style-name="T1"><text:tab/>tempus, temporis n.<text:tab/><text:tab/><text:tab/><text:tab/><text:tab/><text:tab/></text:span><text:span text:style-name="T88">le temps</text:span></text:p>
      <text:p text:style-name="P8"><text:span text:style-name="T32">0</text:span><text:span text:style-name="T35">77</text:span><text:span text:style-name="T1"><text:tab/>uir, uirī m.<text:tab/><text:tab/><text:tab/><text:tab/><text:tab/><text:tab/><text:tab/></text:span><text:span text:style-name="T89">l’homme (l’être de sexe masculin)</text:span></text:p>
      <text:p text:style-name="P19"><text:span text:style-name="T32">0</text:span><text:span text:style-name="T35">78</text:span><text:span text:style-name="T1"><text:tab/>aliquis, aliqua, aliquid<text:tab/><text:tab/><text:tab/><text:tab/><text:tab/><text:tab/></text:span><text:span text:style-name="T45">quelqu’un</text:span></text:p>
      <text:p text:style-name="P9"><text:span text:style-name="T32">0</text:span><text:span text:style-name="T35">79</text:span><text:span text:style-name="T1"><text:tab/>deus, deī m.<text:tab/><text:tab/><text:tab/><text:tab/><text:tab/><text:tab/><text:tab/></text:span><text:span text:style-name="T90">le dieu</text:span></text:p>
      <text:p text:style-name="P24"><text:span text:style-name="T32">0</text:span><text:span text:style-name="T35">80</text:span><text:span text:style-name="T1"><text:tab/>populus, popul</text:span><text:span text:style-name="T114">ī </text:span><text:span text:style-name="T116">m.<text:tab/><text:tab/><text:tab/><text:tab/><text:tab/><text:tab/></text:span><text:span text:style-name="T91">le peuple</text:span></text:p>
      <text:p text:style-name="P3"><text:span text:style-name="T32">0</text:span><text:span text:style-name="T35">81</text:span><text:span text:style-name="T1"><text:tab/>tum<text:tab/><text:tab/><text:tab/><text:tab/><text:tab/><text:tab/><text:tab/><text:tab/></text:span><text:span text:style-name="T92">alors</text:span></text:p>
      <text:p text:style-name="P19"><text:span text:style-name="T32">0</text:span><text:span text:style-name="T35">82</text:span><text:span text:style-name="T1"><text:tab/>manus, manūs f.<text:tab/><text:tab/><text:tab/><text:tab/><text:tab/><text:tab/></text:span><text:span text:style-name="T92">la main</text:span></text:p>
      <text:p text:style-name="P10"><text:span text:style-name="T32">0</text:span><text:span text:style-name="T35">83</text:span><text:span text:style-name="T1"><text:tab/>bellum, bellī n.<text:tab/><text:tab/><text:tab/><text:tab/><text:tab/><text:tab/><text:tab/></text:span><text:span text:style-name="T93">la guerre</text:span></text:p>
      <text:p text:style-name="P19"><text:span text:style-name="T32">0</text:span><text:span text:style-name="T35">84</text:span><text:span text:style-name="T1"><text:tab/>magis<text:tab/><text:tab/><text:tab/><text:tab/><text:tab/><text:tab/><text:tab/><text:tab/></text:span><text:span text:style-name="T94">davantage</text:span></text:p>
      <text:p text:style-name="P3"><text:span text:style-name="T32">0</text:span><text:span text:style-name="T35">85</text:span><text:span text:style-name="T1"><text:tab/>uōs<text:tab/><text:tab/><text:tab/><text:tab/><text:tab/><text:tab/><text:tab/><text:tab/></text:span><text:span text:style-name="T94">vous</text:span></text:p>
      <text:p text:style-name="P19"><text:span text:style-name="T32">0</text:span><text:span text:style-name="T35">86</text:span><text:span text:style-name="T1"><text:tab/>inter + accusatif<text:tab/><text:tab/><text:tab/><text:tab/><text:tab/><text:tab/></text:span><text:span text:style-name="T95">entre</text:span></text:p>
      <text:p text:style-name="P3"><text:span text:style-name="T32">0</text:span><text:span text:style-name="T35">87</text:span><text:span text:style-name="T1"><text:tab/>tam<text:tab/><text:tab/><text:tab/><text:tab/><text:tab/><text:tab/><text:tab/><text:tab/></text:span><text:span text:style-name="T45">alors</text:span></text:p>
      <text:p text:style-name="P19"><text:span text:style-name="T32">0</text:span><text:span text:style-name="T35">88</text:span><text:span text:style-name="T1"><text:tab/>corpus, corporis n.<text:tab/><text:tab/><text:tab/><text:tab/><text:tab/><text:tab/></text:span><text:span text:style-name="T96">le corps</text:span></text:p>
      <text:p text:style-name="P3"><text:span text:style-name="T32">0</text:span><text:span text:style-name="T35">89</text:span><text:span text:style-name="T1"><text:tab/>nisi<text:tab/><text:tab/><text:tab/><text:tab/><text:tab/><text:tab/><text:tab/><text:tab/></text:span><text:span text:style-name="T45">si … ne … pas … </text:span></text:p>
      <text:p text:style-name="P19"><text:span text:style-name="T32">0</text:span><text:span text:style-name="T35">90</text:span><text:span text:style-name="T1"><text:tab/>quoque<text:tab/><text:tab/><text:tab/><text:tab/><text:tab/><text:tab/><text:tab/><text:tab/></text:span><text:span text:style-name="T97">aussi</text:span></text:p>
      <text:p text:style-name="P25"><text:span text:style-name="T39">0</text:span><text:span text:style-name="T41">91</text:span><text:span text:style-name="T114"><text:tab/>puto, putā</text:span><text:span text:style-name="T117">s, <text:s/></text:span><text:span text:style-name="T114">putā</text:span><text:span text:style-name="T117">re, <text:s/></text:span><text:span text:style-name="T114">putā</text:span><text:span text:style-name="T117">u</text:span><text:span text:style-name="T114">ī, putā</text:span><text:span text:style-name="T117">tum<text:tab/><text:tab/><text:tab/><text:tab/></text:span><text:span text:style-name="T109">penser</text:span></text:p>
      <text:p text:style-name="P16"><text:span text:style-name="T31">0</text:span><text:span text:style-name="T37">9</text:span><text:span text:style-name="T38">2</text:span><text:tab/><text:span text:style-name="T4">quis, quæ, quid </text:span><text:span text:style-name="T47">(pronom in</text:span><text:span text:style-name="T98">défini</text:span><text:span text:style-name="T47">)</text:span><text:span text:style-name="T4"> <text:tab/><text:tab/><text:tab/><text:tab/></text:span><text:span text:style-name="T47">qu</text:span><text:span text:style-name="T99">elqu</text:span><text:span text:style-name="T100">e, </text:span><text:span text:style-name="T103">certain</text:span><text:span text:style-name="T100"> </text:span><text:span text:style-name="T102">(</text:span><text:span text:style-name="T131">quis deus </text:span><text:span text:style-name="T101">: un certain dieu</text:span><text:span text:style-name="T102">)</text:span></text:p>
      <text:p text:style-name="P1"><text:span text:style-name="T32">0</text:span><text:span text:style-name="T35">9</text:span><text:span text:style-name="T38">3</text:span><text:span text:style-name="T1"><text:tab/>pater, patris m.<text:tab/><text:tab/><text:tab/><text:tab/><text:tab/><text:tab/><text:tab/></text:span><text:span text:style-name="T104">le père</text:span></text:p>
      <text:p text:style-name="P11"><text:span text:style-name="T32">0</text:span><text:span text:style-name="T35">9</text:span><text:span text:style-name="T38">4</text:span><text:span text:style-name="T32"><text:tab/></text:span><text:span text:style-name="T127">sīc<text:tab/><text:tab/><text:tab/><text:tab/><text:tab/><text:tab/><text:tab/><text:tab/></text:span><text:span text:style-name="T105">ainsi</text:span></text:p>
      <text:p text:style-name="P13"><text:span text:style-name="T32">0</text:span><text:span text:style-name="T35">9</text:span><text:span text:style-name="T36">5</text:span><text:span text:style-name="T1"><text:tab/>respūblica, <text:s/>reīpūblicæ f.<text:tab/><text:tab/><text:tab/><text:tab/><text:tab/></text:span><text:span text:style-name="T106">l’état</text:span></text:p>
      <text:p text:style-name="P1"><text:span text:style-name="T32">0</text:span><text:span text:style-name="T35">9</text:span><text:span text:style-name="T36">6</text:span><text:span text:style-name="T1"><text:tab/>at<text:tab/><text:tab/><text:tab/><text:tab/><text:tab/><text:tab/><text:tab/><text:tab/></text:span><text:span text:style-name="T45">mais ??????????????????????????????????</text:span></text:p>
      <text:p text:style-name="P14"><text:span text:style-name="T32">0</text:span><text:span text:style-name="T35">9</text:span><text:span text:style-name="T36">7</text:span><text:span text:style-name="T1"><text:tab/>rēx, rēgis m.<text:tab/><text:tab/><text:tab/><text:tab/><text:tab/><text:tab/><text:tab/></text:span><text:span text:style-name="T107">le roi</text:span></text:p>
      <text:p text:style-name="P14"><text:span text:style-name="T32">0</text:span><text:span text:style-name="T35">9</text:span><text:span text:style-name="T36">8</text:span><text:span text:style-name="T1"><text:tab/>uīs [</text:span><text:span text:style-name="T45">acc.</text:span><text:span text:style-name="T1"> uim, </text:span><text:span text:style-name="T45">abl.</text:span><text:span text:style-name="T1"> uī, </text:span><text:span text:style-name="T45">nom.+acc. </text:span><text:span text:style-name="T108">plur.</text:span><text:span text:style-name="T1"> uīrēs, </text:span><text:span text:style-name="T107">g. plu.</text:span><text:span text:style-name="T128"> uīrium] f.<text:tab/></text:span><text:span text:style-name="T107">la force</text:span></text:p>
      <text:p text:style-name="P15"><text:span text:style-name="T32">0</text:span><text:span text:style-name="T35">9</text:span><text:span text:style-name="T36">9</text:span><text:span text:style-name="T1"><text:tab/>tōtus, <text:s/>tōta, <text:s/>tōtum<text:tab/><text:tab/><text:tab/><text:tab/><text:tab/><text:tab/></text:span><text:span text:style-name="T110">entier</text:span></text:p>
      <text:p text:style-name="P1"><text:span text:style-name="T36">100<text:tab/></text:span><text:span text:style-name="T1">an<text:tab/><text:tab/><text:tab/><text:tab/><text:tab/><text:tab/><text:tab/><text:tab/></text:span><text:span text:style-name="T45">est-ce que ?</text:span></text:p>
      <text:p text:style-name="P1"><text:soft-page-break/></text:p>
      <text:p text:style-name="P1"/>
      <text:p text:style-name="P1"><text:a xlink:type="simple" xlink:href="https://orbi.uliege.be/bitstream/2268/73023/1/Nouveau%20lexique%20fréquentiel%20de%20latin.pdf" text:style-name="Internet_20_link" text:visited-style-name="Visited_20_Internet_20_Link"><text:span text:style-name="T126">https://orbi.uliege.be/bitstream/2268/73023/1/Nouveau%20lexique%20fr%C3%A9quentiel%20de%20latin.pdf</text:span></text:a><text:span text:style-name="T12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59:12.949779967</meta:creation-date>
    <dc:date>2020-09-02T17:56:18.697028440</dc:date>
    <meta:editing-duration>PT11H54M6S</meta:editing-duration>
    <meta:editing-cycles>156</meta:editing-cycles>
    <meta:generator>LibreOffice/6.0.7.3$Linux_X86_64 LibreOffice_project/00m0$Build-3</meta:generator>
    <meta:print-date>2019-03-03T10:28:01.653012616</meta:print-date>
    <meta:document-statistic meta:table-count="0" meta:image-count="0" meta:object-count="0" meta:page-count="3" meta:paragraph-count="105" meta:word-count="631" meta:character-count="4032" meta:non-whitespace-character-count="2942"/>
  </office:meta>
</office:document-meta>
</file>